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start"/>
    </style:style>
    <style:style style:name="P2" style:parent-style-name="Textbody" style:family="paragraph">
      <style:text-properties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Textbody" style:family="paragraph">
      <style:text-properties style:font-name="Liberation Sans" fo:font-weight="bold" style:font-weight-asian="bold" fo:font-size="14pt" style:font-size-asian="14pt" style:font-size-complex="14pt"/>
    </style:style>
    <style:style style:name="P34" style:parent-style-name="Textbody" style:family="paragraph">
      <style:text-properties style:font-style-complex="italic"/>
    </style:style>
    <style:style style:name="P35" style:parent-style-name="Textbody" style:family="paragraph">
      <style:text-properties style:font-style-complex="italic"/>
    </style:style>
    <style:style style:name="P36" style:parent-style-name="Textbody" style:family="paragraph">
      <style:text-properties fo:font-weight="bold" style:font-weight-asian="bold" style:font-weight-complex="bold"/>
    </style:style>
    <style:style style:name="P37" style:parent-style-name="Textbody" style:family="paragraph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style-complex="italic"/>
    </style:style>
    <style:style style:name="P45" style:parent-style-name="Textbody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Textbody" style:family="paragraph">
      <style:paragraph-properties fo:margin-left="0.4895in">
        <style:tab-stops/>
      </style:paragraph-properties>
    </style:style>
    <style:style style:name="P55" style:parent-style-name="Textbody" style:family="paragraph">
      <style:paragraph-properties fo:margin-left="0.4895in">
        <style:tab-stops/>
      </style:paragraph-properties>
    </style:style>
    <style:style style:name="P56" style:parent-style-name="Textbody" style:family="paragraph">
      <style:paragraph-properties fo:margin-left="0.4895in">
        <style:tab-stops/>
      </style:paragraph-properties>
    </style:style>
    <style:style style:name="P57" style:parent-style-name="Textbody" style:family="paragraph">
      <style:paragraph-properties fo:margin-left="0.4895in">
        <style:tab-stops/>
      </style:paragraph-properties>
    </style:style>
    <style:style style:name="P58" style:parent-style-name="Textbody" style:family="paragraph">
      <style:paragraph-properties fo:margin-left="0.4895in">
        <style:tab-stops/>
      </style:paragraph-properties>
    </style:style>
    <style:style style:name="P59" style:parent-style-name="Textbody" style:family="paragraph">
      <style:paragraph-properties fo:margin-left="0.4895in">
        <style:tab-stops/>
      </style:paragraph-properties>
    </style:style>
    <style:style style:name="P60" style:parent-style-name="Textbody" style:family="paragraph">
      <style:paragraph-properties fo:margin-left="0.4895in">
        <style:tab-stops/>
      </style:paragraph-properties>
    </style:style>
    <style:style style:name="P61" style:parent-style-name="Textbody" style:family="paragraph">
      <style:paragraph-properties fo:margin-left="0.4895in">
        <style:tab-stops/>
      </style:paragraph-properties>
    </style:style>
    <style:style style:name="P62" style:parent-style-name="Textbody" style:family="paragraph">
      <style:paragraph-properties fo:margin-left="0.4895in">
        <style:tab-stops/>
      </style:paragraph-properties>
    </style:style>
    <style:style style:name="P63" style:parent-style-name="Textbody" style:family="paragraph">
      <style:paragraph-properties fo:margin-left="0.4895in">
        <style:tab-stops/>
      </style:paragraph-properties>
      <style:text-properties fo:font-weight="bold" style:font-weight-asian="bold"/>
    </style:style>
    <style:style style:name="P64" style:parent-style-name="Textbody" style:family="paragraph">
      <style:paragraph-properties fo:margin-left="0.4895in">
        <style:tab-stops/>
      </style:paragraph-properties>
    </style:style>
    <style:style style:name="P65" style:parent-style-name="Textbody" style:family="paragraph">
      <style:paragraph-properties fo:margin-left="0.4895in">
        <style:tab-stops/>
      </style:paragraph-properties>
      <style:text-properties fo:font-weight="bold" style:font-weight-asian="bold"/>
    </style:style>
    <style:style style:name="P66" style:parent-style-name="Textbody" style:family="paragraph">
      <style:paragraph-properties fo:margin-left="0.4895in">
        <style:tab-stops/>
      </style:paragraph-properties>
    </style:style>
    <style:style style:name="P67" style:parent-style-name="Textbody" style:family="paragraph">
      <style:paragraph-properties fo:margin-left="0.4895in">
        <style:tab-stops/>
      </style:paragraph-properties>
      <style:text-properties fo:font-weight="bold" style:font-weight-asian="bold" fo:font-style="italic" style:font-style-asian="italic"/>
    </style:style>
    <style:style style:name="TableColumn69" style:family="table-column">
      <style:table-column-properties style:column-width="2.9527in"/>
    </style:style>
    <style:style style:name="TableColumn70" style:family="table-column">
      <style:table-column-properties style:column-width="3.2479in"/>
    </style:style>
    <style:style style:name="Table68" style:family="table">
      <style:table-properties style:width="6.2006in" fo:margin-left="0.4895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Textbody" style:family="paragraph">
      <style:text-properties fo:font-weight="bold" style:font-weight-asian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font-weight="bold" style:font-weight-asian="bold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paragraph-properties fo:margin-left="0.4895in">
        <style:tab-stops/>
      </style:paragraph-properties>
    </style:style>
    <style:style style:name="T99" style:parent-style-name="DefaultParagraphFont" style:family="text">
      <style:text-properties fo:font-weight="bold" style:font-weight-asian="bold" fo:font-style="italic" style:font-style-asian="italic"/>
    </style:style>
    <style:style style:name="P100" style:parent-style-name="Textbody" style:family="paragraph">
      <style:text-properties fo:font-weight="bold" style:font-weight-asian="bold" fo:font-style="italic" style:font-style-asian="italic"/>
    </style:style>
    <style:style style:name="TableColumn102" style:family="table-column">
      <style:table-column-properties style:column-width="2.9527in"/>
    </style:style>
    <style:style style:name="TableColumn103" style:family="table-column">
      <style:table-column-properties style:column-width="3.2479in"/>
    </style:style>
    <style:style style:name="Table101" style:family="table">
      <style:table-properties style:width="6.2006in" fo:margin-left="0.4895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body" style:family="paragraph"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text-properties fo:font-weight="bold" style:font-weight-asian="bold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Textbody" style:family="paragraph"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body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Architecture Overview</text:p>
      <text:p text:style-name="P2">The purpose of this document is to outline a vague design pattern for the engine architecture and describe how all systems and subsystems will interact with each<text:s/>other.</text:p>
      <text:h text:style-name="Heading1" text:outline-level="1"/>
      <text:h text:style-name="Heading1" text:outline-level="1">Compilation</text:h>
      <text:p text:style-name="Textbody">The engine will have 2 compilation targets and 2 compilation configurations.</text:p>
      <text:p text:style-name="P3">Targets</text:p>
      <text:p text:style-name="Textbody"><text:tab/><text:span text:style-name="T4">Client:</text:span><text:s text:c="2"/><text:span text:style-name="T5">Builds everything pertaining to the game client. Including graphics/window<text:s/></text:span><text:span text:style-name="T6"><text:tab/></text:span><text:span text:style-name="T7"><text:tab/></text:span><text:span text:style-name="T8"><text:tab/>subsystems and server host/client subsystems (Allowing capabili</text:span><text:span text:style-name="T9">ty for client to<text:s/></text:span><text:span text:style-name="T10"><text:tab/></text:span><text:span text:style-name="T11"><text:tab/></text:span><text:span text:style-name="T12"><text:tab/>become listen host)</text:span></text:p>
      <text:p text:style-name="Textbody"><text:tab/><text:span text:style-name="T13">Server:</text:span><text:s text:c="2"/><text:span text:style-name="T14">Builds only subsystems pertaining to game logic i.e. compiled binaries will not<text:s/></text:span><text:span text:style-name="T15"><text:tab/></text:span><text:span text:style-name="T16"><text:tab/></text:span><text:span text:style-name="T17"><text:tab/>contain anything regarding graphics/windows. Including subsystems for server<text:s/></text:span><text:span text:style-name="T18"><text:tab/></text:span><text:span text:style-name="T19"><text:tab/></text:span><text:span text:style-name="T20"><text:tab/>hosting.</text:span></text:p>
      <text:p text:style-name="P21">Configurations</text:p>
      <text:p text:style-name="Textbody"><text:span text:style-name="T22"><text:tab/>Debug: <text:s/></text:span><text:span text:style-name="T23">Default VS</text:span><text:span text:style-name="T24"><text:s/>debug compiler settings allowing for easier debugging during<text:s/></text:span><text:span text:style-name="T25"><text:tab/></text:span><text:span text:style-name="T26"><text:tab/></text:span><text:span text:style-name="T27"><text:tab/>development.</text:span></text:p>
      <text:p text:style-name="Textbody"><text:span text:style-name="T28"><text:tab/></text:span><text:span text:style-name="T29">Release: <text:s/></text:span><text:span text:style-name="T30">Default VS release compiler settings focusing on optimization to make code more<text:s/></text:span><text:span text:style-name="T31"><text:tab/></text:span><text:span text:style-name="T32"><text:tab/>efficient and secure (Intended for distributable releases)</text:span></text:p>
      <text:p text:style-name="Textbody"/>
      <text:p text:style-name="P33">Project Overview</text:p>
      <text:p text:style-name="P34">The resulting engine will consist of 2 projects: The engine itself and the game.</text:p>
      <text:p text:style-name="P35">The engine will compile to a dynamic or static library and then the game will link it and handle entry and execution from there onwards.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h text:style-name="Heading1" text:outline-level="1"><text:span text:style-name="T44">Systems &amp; Subsystem Hierarchy</text:span></text:h>
      <text:p text:style-name="P45">Overview</text:p>
      <text:p text:style-name="Standard">&gt;Engine</text:p>
      <text:p text:style-name="Standard"><text:tab/>&gt;Game</text:p>
      <text:p text:style-name="Standard"><text:tab/><text:tab/>&gt;Required Assets</text:p>
      <text:p text:style-name="Standard"><text:tab/><text:tab/>&gt;Entity types</text:p>
      <text:p text:style-name="Standard"><text:tab/><text:tab/>&gt;Level</text:p>
      <text:p text:style-name="Standard"><text:tab/>&gt;Window</text:p>
      <text:p text:style-name="Standard"><text:tab/><text:tab/>&gt;Asset Loader</text:p>
      <text:p text:style-name="Standard"><text:tab/><text:tab/><text:tab/>&gt;Assets</text:p>
      <text:p text:style-name="Standard"><text:tab/><text:tab/>&gt;Input Controller</text:p>
      <text:p text:style-name="Standard"><text:tab/>&gt;Network Controller</text:p>
      <text:p text:style-name="Standard"><text:tab/><text:tab/>&gt;NetSocket</text:p>
      <text:p text:style-name="Standard"/>
      <text:p text:style-name="Standard"/>
      <text:p text:style-name="Standard"><text:span text:style-name="T46"><text:s/></text:span></text:p>
      <text:h text:style-name="Heading3" text:outline-level="3">Engine</text:h>
      <text:p text:style-name="Textbody"><text:span text:style-name="T47"><text:tab/></text:span>Handles synchronisation of all subsystems.</text:p>
      <text:p text:style-name="Textbody"><text:tab/>Will set-up 2 threads: 1 main logic thread and 1<text:s/>display(graphics thread) if required by<text:s/><text:tab/>target. These threads will launch into loops that will update at a maximum given rate; each<text:s/><text:tab/>update '<text:span text:style-name="T48">tick</text:span>' will be sent to any other subsystem the requires it.</text:p>
      <text:h text:style-name="Heading3" text:outline-level="3">Game</text:h>
      <text:p text:style-name="Textbody"><text:span text:style-name="T49"><text:tab/></text:span>Holds lists of: all supported entity types, required assets, supported levels.</text:p>
      <text:p text:style-name="Textbody"><text:tab/>These lists will be use elsewhere throughout the hierarchy to during loading e.g. levels will<text:s/><text:tab/>indicate what entities they required to this<text:s/><text:span text:style-name="T50">Game</text:span><text:s/>and each of those entities will indicate<text:s/><text:tab/>what assets they required to the<text:s/><text:span text:style-name="T51">Asset</text:span><text:span text:style-name="T52"><text:s/>Loader</text:span>.</text:p>
      <text:p text:style-name="Textbody"><text:tab/>The game will control levels; this includes level loading/switching and logic updates. All<text:s/><text:tab/>game engine<text:s/><text:span text:style-name="T53">ticks</text:span><text:s/>will be passed on to the entities active in the current level.</text:p>
      <text:h text:style-name="Heading3" text:outline-level="3">Network Controller</text:h>
      <text:p text:style-name="P54">Handles all open sockets and related requests. Acts as<text:s/>a vendor for sockets and ensures cleanup upon closing.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Game Packet Structure:</text:p>
      <text:p text:style-name="P64">The engine will use TCP and UDP for sending packets.</text:p>
      <text:p text:style-name="P65">Handshake:</text:p>
      <text:p text:style-name="P66">The handshake will occur over TCP as per request of the user.</text:p>
      <text:p text:style-name="P67">Client Request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escription</text:p>
          </table:table-cell>
          <table:table-cell table:style-name="TableCell74">
            <text:p text:style-name="P75">Byte Desc.<text:s/>(Size/Rule)</text:p>
          </table:table-cell>
        </table:table-row>
        <table:table-row table:style-name="TableRow76">
          <table:table-cell table:style-name="TableCell77">
            <text:p text:style-name="Textbody">Net Version Id (Internal id to ensure no conflict between versions)</text:p>
          </table:table-cell>
          <table:table-cell table:style-name="TableCell78">
            <text:p text:style-name="Textbody">2<text:s/>bytes</text:p>
          </table:table-cell>
        </table:table-row>
        <table:table-row table:style-name="TableRow79">
          <table:table-cell table:style-name="TableCell80">
            <text:p text:style-name="Textbody">Engine Version Id (Internal id used to describe engine build compatibility)</text:p>
          </table:table-cell>
          <table:table-cell table:style-name="TableCell81">
            <text:p text:style-name="Textbody">2<text:s/>bytes</text:p>
          </table:table-cell>
        </table:table-row>
        <table:table-row table:style-name="TableRow82">
          <table:table-cell table:style-name="TableCell83">
            <text:p text:style-name="Textbody">Game Version Id (Internal id used to describe game build compatibility)</text:p>
          </table:table-cell>
          <table:table-cell table:style-name="TableCell84">
            <text:p text:style-name="Textbody">2<text:s/>bytes</text:p>
          </table:table-cell>
        </table:table-row>
        <table:table-row table:style-name="TableRow85">
          <table:table-cell table:style-name="TableCell86">
            <text:p text:style-name="Textbody">Request Type (What are we currently asking for):</text:p>
            <text:p text:style-name="Textbody">0: Ping check (For compatibility)</text:p>
            <text:p text:style-name="Textbody">1: Query (Check for server details e.g. player count, server name)</text:p>
            <text:p text:style-name="Textbody">200: Connect (Requesting to connect to server as a player)<text:s/></text:p>
          </table:table-cell>
          <table:table-cell table:style-name="TableCell87">
            <text:p text:style-name="Textbody">2 bytes</text:p>
          </table:table-cell>
        </table:table-row>
        <table:table-row table:style-name="TableRow88">
          <table:table-cell table:style-name="TableCell89">
            <text:p text:style-name="P90">200 Content</text:p>
          </table:table-cell>
          <table:table-cell table:style-name="TableCell91">
            <text:p text:style-name="Textbody"/>
          </table:table-cell>
        </table:table-row>
        <table:table-row table:style-name="TableRow92">
          <table:table-cell table:style-name="TableCell93">
            <text:p text:style-name="Textbody">Password (‘\0’ should be used if no password is requested)</text:p>
          </table:table-cell>
          <table:table-cell table:style-name="TableCell94">
            <text:p text:style-name="Textbody">‘\0’ terminated 128 byte string (128 includes ‘\0’)</text:p>
          </table:table-cell>
        </table:table-row>
        <table:table-row table:style-name="TableRow95">
          <table:table-cell table:style-name="TableCell96">
            <text:p text:style-name="Textbody">Username (The desired name for the user to use)</text:p>
          </table:table-cell>
          <table:table-cell table:style-name="TableCell97">
            <text:p text:style-name="Textbody">‘\0’ terminated 128 byte string</text:p>
          </table:table-cell>
        </table:table-row>
      </table:table>
      <text:p text:style-name="P98"/>
      <text:p text:style-name="Textbody"><text:tab/><text:span text:style-name="T99">200 Server Response</text:span></text:p>
      <text:p text:style-name="P100"><text:tab/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Description</text:p>
          </table:table-cell>
          <table:table-cell table:style-name="TableCell107">
            <text:p text:style-name="P108">Byte Desc. (Size/Rule)</text:p>
          </table:table-cell>
        </table:table-row>
        <table:table-row table:style-name="TableRow109">
          <table:table-cell table:style-name="TableCell110">
            <text:p text:style-name="Textbody">Response Status (Internal<text:s/>status code based on http)<text:s/></text:p>
            <text:p text:style-name="Textbody">200: Connect as player</text:p>
            <text:p text:style-name="Textbody">400: Incompatible versions</text:p>
            <text:p text:style-name="Textbody">401: Banned<text:s/></text:p>
            <text:soft-page-break/>
            <text:p text:style-name="Textbody">403: Bad password</text:p>
            <text:p text:style-name="Textbody">512: Server is full</text:p>
          </table:table-cell>
          <table:table-cell table:style-name="TableCell111">
            <text:p text:style-name="Textbody">2 bytes</text:p>
          </table:table-cell>
        </table:table-row>
        <table:table-row table:style-name="TableRow112">
          <table:table-cell table:style-name="TableCell113">
            <text:p text:style-name="P114">200 Content</text:p>
          </table:table-cell>
          <table:table-cell table:style-name="TableCell115">
            <text:p text:style-name="Textbody"/>
          </table:table-cell>
        </table:table-row>
        <table:table-row table:style-name="TableRow116">
          <table:table-cell table:style-name="TableCell117">
            <text:p text:style-name="P118">401 Content</text:p>
          </table:table-cell>
          <table:table-cell table:style-name="TableCell119">
            <text:p text:style-name="Textbody"/>
          </table:table-cell>
        </table:table-row>
        <table:table-row table:style-name="TableRow120">
          <table:table-cell table:style-name="TableCell121">
            <text:p text:style-name="Textbody">Ban reason (Previously logger reason as to why the player has been banned)</text:p>
          </table:table-cell>
          <table:table-cell table:style-name="TableCell122">
            <text:p text:style-name="Textbody">‘\0’ terminated<text:s/>128 byte string</text:p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muel Potter</meta:initial-creator>
    <dc:creator>Samuel Potter</dc:creator>
    <meta:creation-date>2017-10-06T10:58:00Z</meta:creation-date>
    <dc:date>2017-11-02T14:41:00Z</dc:date>
    <meta:template xlink:href="Normal" xlink:type="simple"/>
    <meta:editing-cycles>51</meta:editing-cycles>
    <meta:editing-duration>PT16080S</meta:editing-duration>
    <meta:document-statistic meta:page-count="4" meta:paragraph-count="7" meta:word-count="526" meta:character-count="3518" meta:row-count="24" meta:non-whitespace-character-count="2999"/>
  </office:meta>
</office:document-meta>
</file>